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2pt" fo:font-weight="bold" officeooo:rsid="001f9cb4" officeooo:paragraph-rsid="002a222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Monospace" fo:font-size="12pt" style:font-size-asian="12pt" style:font-size-complex="12pt"/>
    </style:style>
    <style:style style:name="P3" style:family="paragraph" style:parent-style-name="Standard">
      <style:text-properties style:font-name="Monospace" fo:font-size="12pt" officeooo:paragraph-rsid="002a2223" style:font-size-asian="12pt" style:font-size-complex="12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Monospace" fo:font-size="12pt" style:font-size-asian="12pt" style:font-size-complex="12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Monospace" fo:font-size="12pt" officeooo:rsid="002a2223" officeooo:paragraph-rsid="002a2223" style:font-size-asian="12pt" style:font-size-complex="12pt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style:font-name="Monospace" fo:font-size="12pt" style:font-size-asian="12pt" style:font-size-complex="12pt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style:font-name="Monospace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style:font-name="Monospace" fo:font-size="12pt" fo:font-weight="bold" officeooo:paragraph-rsid="002a2223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Monospace" fo:font-size="24pt" fo:font-weight="bold" officeooo:rsid="001d1039" officeooo:paragraph-rsid="001d1039" style:font-size-asian="24pt" style:font-size-complex="24pt"/>
    </style:style>
    <style:style style:name="P10" style:family="paragraph" style:parent-style-name="Preformatted_20_Text">
      <style:text-properties fo:color="#000000" style:font-name="Monospace" fo:font-size="12pt" fo:font-weight="bold" officeooo:rsid="001f9cb4" officeooo:paragraph-rsid="002a2223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fo:color="#000000" style:font-name="Monospace" fo:font-size="12pt" fo:font-weight="bold" officeooo:rsid="002a2223" officeooo:paragraph-rsid="002a2223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style:font-name="Monospace" fo:font-size="12pt" officeooo:paragraph-rsid="002914c1" style:font-size-asian="12pt" style:font-size-complex="12pt"/>
    </style:style>
    <style:style style:name="T1" style:family="text">
      <style:text-properties fo:color="#000000" fo:font-size="10pt" fo:font-weight="normal" officeooo:rsid="001d1039" style:font-size-asian="10pt" style:font-weight-asian="normal" style:font-size-complex="10pt" style:font-weight-complex="normal"/>
    </style:style>
    <style:style style:name="T2" style:family="text">
      <style:text-properties fo:color="#000000" fo:font-size="10pt" fo:font-weight="normal" officeooo:rsid="002914c1" style:font-size-asian="10pt" style:font-weight-asian="normal" style:font-size-complex="10pt" style:font-weight-complex="normal"/>
    </style:style>
    <style:style style:name="T3" style:family="text">
      <style:text-properties fo:color="#000000" fo:font-size="10pt" fo:font-weight="normal" officeooo:rsid="002a2223" style:font-size-asian="10pt" style:font-weight-asian="normal" style:font-size-complex="10pt" style:font-weight-complex="normal"/>
    </style:style>
    <style:style style:name="T4" style:family="text">
      <style:text-properties fo:color="#000000" fo:font-weight="normal" officeooo:rsid="001d1039" style:font-weight-asian="normal" style:font-weight-complex="normal"/>
    </style:style>
    <style:style style:name="T5" style:family="text">
      <style:text-properties fo:color="#000000" fo:font-weight="normal" officeooo:rsid="002914c1" style:font-weight-asian="normal" style:font-weight-complex="normal"/>
    </style:style>
    <style:style style:name="T6" style:family="text">
      <style:text-properties fo:color="#000000" fo:font-weight="normal" officeooo:rsid="002a2223" style:font-weight-asian="normal" style:font-weight-complex="normal"/>
    </style:style>
    <style:style style:name="T7" style:family="text">
      <style:text-properties fo:color="#000000" fo:font-weight="normal" officeooo:rsid="002dabd4" style:font-weight-asian="normal" style:font-weight-complex="normal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2914c1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2a2223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29edb6" style:font-size-asian="10pt" style:font-weight-asian="normal" style:font-size-complex="10pt" style:font-weight-complex="normal"/>
    </style:style>
    <style:style style:name="T12" style:family="text">
      <style:text-properties officeooo:rsid="002a2223"/>
    </style:style>
    <style:style style:name="T13" style:family="text">
      <style:text-properties fo:font-size="12pt" fo:font-weight="normal" officeooo:rsid="002a2223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914c1" style:font-size-asian="12pt" style:font-weight-asian="normal" style:font-size-complex="12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9edb6" style:font-weight-asian="normal" style:font-weight-complex="normal"/>
    </style:style>
    <style:style style:name="T17" style:family="text">
      <style:text-properties fo:font-weight="normal" officeooo:rsid="002a2223" style:font-weight-asian="normal" style:font-weight-complex="normal"/>
    </style:style>
    <style:style style:name="T18" style:family="text">
      <style:text-properties fo:font-weight="bold" officeooo:rsid="002a2223" style:font-weight-asian="bold" style:font-weight-complex="bold"/>
    </style:style>
    <style:style style:name="T19" style:family="text">
      <style:text-properties fo:font-weight="bold" officeooo:rsid="002c15bd" style:font-weight-asian="bold" style:font-weight-complex="bold"/>
    </style:style>
    <style:style style:name="T20" style:family="text">
      <style:text-properties officeooo:rsid="002c15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2">There‘s nothing holding me back </text:span><text:line-break/><text:span text:style-name="T13">Shawn Mendes </text:span><text:span text:style-name="T14">2016</text:span></text:p>
      <text:p text:style-name="P12"><text:span text:style-name="T4">I</text:span><text:span text:style-name="T5">ntro: </text:span><text:span text:style-name="T6">Guitar Melody<text:tab/><text:tab/><text:tab/><text:tab/><text:tab/><text:tab/><text:tab/><text:tab/></text:span><text:span text:style-name="T7">122 bpm</text:span></text:p>
      <text:p text:style-name="P10"><text:span text:style-name="T16"/></text:p>
      <text:p text:style-name="P11"><text:span text:style-name="T16">G <text:s text:c="12"/></text:span><text:span text:style-name="T15">D <text:s text:c="9"/>hm <text:s text:c="6"/>D <text:s text:c="2"/>A</text:span></text:p>
      <text:p text:style-name="P1"><text:span text:style-name="T16"><text:s text:c="2"/>I wanna follow where she goes</text:span></text:p>
      <text:p text:style-name="P1"><text:span text:style-name="T17"><text:s text:c="15"/>D <text:s text:c="6"/>A</text:span><text:span text:style-name="T16"><text:line-break/>I think about her and she knows it<text:line-break/>I wanna let her take control<text:line-break/>'Cause everytime that she gets close, yeah</text:span></text:p>
      <text:p text:style-name="P1"><text:span text:style-name="T16"/></text:p>
      <text:p text:style-name="P4">She pulls me in enough to keep me guessing <text:span text:style-name="T20">hm-hm-m-m-m-</text:span><text:line-break/>And maybe I should stop and start confessing<text:line-break/>Confessing, yeah</text:p>
      <text:p text:style-name="P4"/>
      <text:p text:style-name="P7">Oh, I've been shaking<text:line-break/>I love it when you go crazy<text:line-break/>You take all my inhibitions<text:line-break/>Baby, there's nothing holding me back<text:line-break/>You take me places that tear up my reputation<text:line-break/>Manipulate my decisions<text:line-break/>Baby, there's nothing holding me back<text:line-break/>There's nothing holding me back<text:line-break/>There's nothing holding me back</text:p>
      <text:p text:style-name="P6"/>
      <text:p text:style-name="P2">She says that she's never afraid<text:line-break/>Just picture everybody naked<text:line-break/>She really doesn't like to wait<text:line-break/>Not really into hesitation</text:p>
      <text:p text:style-name="P2"/>
      <text:p text:style-name="P5">Prechorus</text:p>
      <text:p text:style-name="P5"/>
      <text:p text:style-name="P3"><text:tab/><text:tab/><text:span text:style-name="T18">Chorus</text:span></text:p>
      <text:p text:style-name="P3"/>
      <text:p text:style-name="P2">'Cause if we lost our minds and we took it way too far<text:line-break/>I know we'd be alright, I know we would be alright<text:line-break/>If you were by my side and we stumbled in the dark<text:line-break/>I know we'd be alright, I know we would be alright<text:line-break/>'Cause if we lost our minds and we took it way too far<text:line-break/>But I know we'd be alright, I know we would be alright<text:line-break/>If you were by my side and we stumbled in the dark<text:line-break/>I know we'd be alright, I know we would be alright</text:p>
      <text:p text:style-name="P3"><text:tab/><text:tab/><text:span text:style-name="T18">Chours</text:span></text:p>
      <text:p text:style-name="P3"><text:span text:style-name="T18"><text:tab/><text:tab/></text:span><text:span text:style-name="T19">oh uh o-oh</text:span></text:p>
      <text:p text:style-name="P8">I feel so free when you're with me, baby</text:p>
      <text:p text:style-name="P8"><text:span text:style-name="T12">(no chords)</text:span><text:line-break/>Baby, there's nothing holding me b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8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12-22T19:28:35.994103760</meta:creation-date>
    <dc:date>2018-07-01T12:25:22.249275792</dc:date>
    <dc:creator>benutzer </dc:creator>
    <meta:editing-duration>PT2H33M33S</meta:editing-duration>
    <meta:editing-cycles>12</meta:editing-cycles>
    <meta:generator>LibreOffice/5.1.6.2$Linux_X86_64 LibreOffice_project/10m0$Build-2</meta:generator>
    <meta:printed-by>benutzer </meta:printed-by>
    <meta:print-date>2018-07-01T12:24:10.689648213</meta:print-date>
    <meta:document-statistic meta:table-count="0" meta:image-count="0" meta:object-count="0" meta:page-count="1" meta:paragraph-count="15" meta:word-count="255" meta:character-count="1355" meta:non-whitespace-character-count="1049"/>
  </office:meta>
</office:document-meta>
</file>